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UDPSend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UDPSender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UDPSender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UDPSender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nder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yteArrayOutputStream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nder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UDPSender.update( ICacheElement item , byte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UDPSender.send( LateralElementDescriptor 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UDPSender.LateralUDPSender( ILateralCacheAttributes lc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teralUDPSender.dispos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